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83303733333333" calcext:value-type="float">
            <text:p>2.83304</text:p>
          </table:table-cell>
          <table:table-cell office:value-type="float" office:value="2.08213866666667" calcext:value-type="float">
            <text:p>2.08214</text:p>
          </table:table-cell>
          <table:table-cell office:value-type="float" office:value="5.074608" calcext:value-type="float">
            <text:p>5.074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3234133333333" calcext:value-type="float">
            <text:p>2.83234</text:p>
          </table:table-cell>
          <table:table-cell office:value-type="float" office:value="2.02849466666667" calcext:value-type="float">
            <text:p>2.02849</text:p>
          </table:table-cell>
          <table:table-cell office:value-type="float" office:value="4.66928" calcext:value-type="float">
            <text:p>4.669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3209466666667" calcext:value-type="float">
            <text:p>2.83209</text:p>
          </table:table-cell>
          <table:table-cell office:value-type="float" office:value="2.15688933333333" calcext:value-type="float">
            <text:p>2.15689</text:p>
          </table:table-cell>
          <table:table-cell office:value-type="float" office:value="5.3852" calcext:value-type="float">
            <text:p>5.38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3070933333333" calcext:value-type="float">
            <text:p>2.83071</text:p>
          </table:table-cell>
          <table:table-cell office:value-type="float" office:value="2.166568" calcext:value-type="float">
            <text:p>2.16657</text:p>
          </table:table-cell>
          <table:table-cell office:value-type="float" office:value="5.424944" calcext:value-type="float">
            <text:p>5.424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30012" calcext:value-type="float">
            <text:p>2.83001</text:p>
          </table:table-cell>
          <table:table-cell office:value-type="float" office:value="2.03893066666667" calcext:value-type="float">
            <text:p>2.03893</text:p>
          </table:table-cell>
          <table:table-cell office:value-type="float" office:value="5.056208" calcext:value-type="float">
            <text:p>5.05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6132" calcext:value-type="float">
            <text:p>2.82613</text:p>
          </table:table-cell>
          <table:table-cell office:value-type="float" office:value="1.95015733333333" calcext:value-type="float">
            <text:p>1.95016</text:p>
          </table:table-cell>
          <table:table-cell office:value-type="float" office:value="4.348064" calcext:value-type="float">
            <text:p>4.348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82605733333333" calcext:value-type="float">
            <text:p>2.82606</text:p>
          </table:table-cell>
          <table:table-cell office:value-type="float" office:value="1.96245866666667" calcext:value-type="float">
            <text:p>1.96246</text:p>
          </table:table-cell>
          <table:table-cell office:value-type="float" office:value="4.350464" calcext:value-type="float">
            <text:p>4.350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24628" calcext:value-type="float">
            <text:p>2.82463</text:p>
          </table:table-cell>
          <table:table-cell office:value-type="float" office:value="1.871528" calcext:value-type="float">
            <text:p>1.87153</text:p>
          </table:table-cell>
          <table:table-cell office:value-type="float" office:value="4.012064" calcext:value-type="float">
            <text:p>4.012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1561866666667" calcext:value-type="float">
            <text:p>2.81562</text:p>
          </table:table-cell>
          <table:table-cell office:value-type="float" office:value="2.07705466666667" calcext:value-type="float">
            <text:p>2.07705</text:p>
          </table:table-cell>
          <table:table-cell office:value-type="float" office:value="5.386528" calcext:value-type="float">
            <text:p>5.386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80796266666667" calcext:value-type="float">
            <text:p>2.80796</text:p>
          </table:table-cell>
          <table:table-cell office:value-type="float" office:value="1.91987466666667" calcext:value-type="float">
            <text:p>1.91987</text:p>
          </table:table-cell>
          <table:table-cell office:value-type="float" office:value="3.967408" calcext:value-type="float">
            <text:p>3.967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99776" calcext:value-type="float">
            <text:p>2.79978</text:p>
          </table:table-cell>
          <table:table-cell office:value-type="float" office:value="1.98052" calcext:value-type="float">
            <text:p>1.98052</text:p>
          </table:table-cell>
          <table:table-cell office:value-type="float" office:value="4.622768" calcext:value-type="float">
            <text:p>4.622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9973066666667" calcext:value-type="float">
            <text:p>2.79973</text:p>
          </table:table-cell>
          <table:table-cell office:value-type="float" office:value="1.97966666666667" calcext:value-type="float">
            <text:p>1.97967</text:p>
          </table:table-cell>
          <table:table-cell office:value-type="float" office:value="4.736672" calcext:value-type="float">
            <text:p>4.736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9937066666667" calcext:value-type="float">
            <text:p>2.79937</text:p>
          </table:table-cell>
          <table:table-cell office:value-type="float" office:value="1.98413733333333" calcext:value-type="float">
            <text:p>1.98414</text:p>
          </table:table-cell>
          <table:table-cell office:value-type="float" office:value="4.213552" calcext:value-type="float">
            <text:p>4.213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590266666667" calcext:value-type="float">
            <text:p>2.7959</text:p>
          </table:table-cell>
          <table:table-cell office:value-type="float" office:value="2.15445066666667" calcext:value-type="float">
            <text:p>2.15445</text:p>
          </table:table-cell>
          <table:table-cell office:value-type="float" office:value="4.59248" calcext:value-type="float">
            <text:p>4.59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256533333333" calcext:value-type="float">
            <text:p>2.79257</text:p>
          </table:table-cell>
          <table:table-cell office:value-type="float" office:value="1.93239333333333" calcext:value-type="float">
            <text:p>1.93239</text:p>
          </table:table-cell>
          <table:table-cell office:value-type="float" office:value="3.95576" calcext:value-type="float">
            <text:p>3.955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92092" calcext:value-type="float">
            <text:p>2.79209</text:p>
          </table:table-cell>
          <table:table-cell office:value-type="float" office:value="1.83999866666667" calcext:value-type="float">
            <text:p>1.84</text:p>
          </table:table-cell>
          <table:table-cell office:value-type="float" office:value="3.798144" calcext:value-type="float">
            <text:p>3.798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791572" calcext:value-type="float">
            <text:p>2.79157</text:p>
          </table:table-cell>
          <table:table-cell office:value-type="float" office:value="2.13487066666667" calcext:value-type="float">
            <text:p>2.13487</text:p>
          </table:table-cell>
          <table:table-cell office:value-type="float" office:value="4.480208" calcext:value-type="float">
            <text:p>4.480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604666666667" calcext:value-type="float">
            <text:p>2.78605</text:p>
          </table:table-cell>
          <table:table-cell office:value-type="float" office:value="2.173808" calcext:value-type="float">
            <text:p>2.17381</text:p>
          </table:table-cell>
          <table:table-cell office:value-type="float" office:value="4.497776" calcext:value-type="float">
            <text:p>4.49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5716" calcext:value-type="float">
            <text:p>2.78572</text:p>
          </table:table-cell>
          <table:table-cell office:value-type="float" office:value="2.280792" calcext:value-type="float">
            <text:p>2.28079</text:p>
          </table:table-cell>
          <table:table-cell office:value-type="float" office:value="5.444416" calcext:value-type="float">
            <text:p>5.444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478666666667" calcext:value-type="float">
            <text:p>2.78479</text:p>
          </table:table-cell>
          <table:table-cell office:value-type="float" office:value="1.93525866666667" calcext:value-type="float">
            <text:p>1.93526</text:p>
          </table:table-cell>
          <table:table-cell office:value-type="float" office:value="3.391856" calcext:value-type="float">
            <text:p>3.391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4088" calcext:value-type="float">
            <text:p>2.78409</text:p>
          </table:table-cell>
          <table:table-cell office:value-type="float" office:value="1.86548666666667" calcext:value-type="float">
            <text:p>1.86549</text:p>
          </table:table-cell>
          <table:table-cell office:value-type="float" office:value="3.486304" calcext:value-type="float">
            <text:p>3.48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207733333333" calcext:value-type="float">
            <text:p>2.78208</text:p>
          </table:table-cell>
          <table:table-cell office:value-type="float" office:value="1.94663066666667" calcext:value-type="float">
            <text:p>1.94663</text:p>
          </table:table-cell>
          <table:table-cell office:value-type="float" office:value="4.164464" calcext:value-type="float">
            <text:p>4.164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8184" calcext:value-type="float">
            <text:p>2.78184</text:p>
          </table:table-cell>
          <table:table-cell office:value-type="float" office:value="2.209292" calcext:value-type="float">
            <text:p>2.20929</text:p>
          </table:table-cell>
          <table:table-cell office:value-type="float" office:value="5.038624" calcext:value-type="float">
            <text:p>5.038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80844" calcext:value-type="float">
            <text:p>2.78084</text:p>
          </table:table-cell>
          <table:table-cell office:value-type="float" office:value="1.88826666666667" calcext:value-type="float">
            <text:p>1.88827</text:p>
          </table:table-cell>
          <table:table-cell office:value-type="float" office:value="4.065168" calcext:value-type="float">
            <text:p>4.06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0352" calcext:value-type="float">
            <text:p>2.78035</text:p>
          </table:table-cell>
          <table:table-cell office:value-type="float" office:value="2.22572666666667" calcext:value-type="float">
            <text:p>2.22573</text:p>
          </table:table-cell>
          <table:table-cell office:value-type="float" office:value="5.015872" calcext:value-type="float">
            <text:p>5.015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7707733333333" calcext:value-type="float">
            <text:p>2.77708</text:p>
          </table:table-cell>
          <table:table-cell office:value-type="float" office:value="1.65576533333333" calcext:value-type="float">
            <text:p>1.65577</text:p>
          </table:table-cell>
          <table:table-cell office:value-type="float" office:value="2.761216" calcext:value-type="float">
            <text:p>2.761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7175866666667" calcext:value-type="float">
            <text:p>2.77176</text:p>
          </table:table-cell>
          <table:table-cell office:value-type="float" office:value="2.29446133333333" calcext:value-type="float">
            <text:p>2.29446</text:p>
          </table:table-cell>
          <table:table-cell office:value-type="float" office:value="5.051504" calcext:value-type="float">
            <text:p>5.05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931333333333" calcext:value-type="float">
            <text:p>2.76931</text:p>
          </table:table-cell>
          <table:table-cell office:value-type="float" office:value="2.245624" calcext:value-type="float">
            <text:p>2.24562</text:p>
          </table:table-cell>
          <table:table-cell office:value-type="float" office:value="5.06072" calcext:value-type="float">
            <text:p>5.060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68144" calcext:value-type="float">
            <text:p>2.76814</text:p>
          </table:table-cell>
          <table:table-cell office:value-type="float" office:value="2.15269733333333" calcext:value-type="float">
            <text:p>2.1527</text:p>
          </table:table-cell>
          <table:table-cell office:value-type="float" office:value="4.417952" calcext:value-type="float">
            <text:p>4.417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63484" calcext:value-type="float">
            <text:p>2.76348</text:p>
          </table:table-cell>
          <table:table-cell office:value-type="float" office:value="2.13735733333333" calcext:value-type="float">
            <text:p>2.13736</text:p>
          </table:table-cell>
          <table:table-cell office:value-type="float" office:value="4.356432" calcext:value-type="float">
            <text:p>4.35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76239733333333" calcext:value-type="float">
            <text:p>2.7624</text:p>
          </table:table-cell>
          <table:table-cell office:value-type="float" office:value="1.89161466666667" calcext:value-type="float">
            <text:p>1.89161</text:p>
          </table:table-cell>
          <table:table-cell office:value-type="float" office:value="4.09112" calcext:value-type="float">
            <text:p>4.091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5284" calcext:value-type="float">
            <text:p>2.75284</text:p>
          </table:table-cell>
          <table:table-cell office:value-type="float" office:value="2.12974133333333" calcext:value-type="float">
            <text:p>2.12974</text:p>
          </table:table-cell>
          <table:table-cell office:value-type="float" office:value="3.736544" calcext:value-type="float">
            <text:p>3.736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253866666667" calcext:value-type="float">
            <text:p>2.75254</text:p>
          </table:table-cell>
          <table:table-cell office:value-type="float" office:value="1.90588133333333" calcext:value-type="float">
            <text:p>1.90588</text:p>
          </table:table-cell>
          <table:table-cell office:value-type="float" office:value="3.086448" calcext:value-type="float">
            <text:p>3.08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5133066666667" calcext:value-type="float">
            <text:p>2.75133</text:p>
          </table:table-cell>
          <table:table-cell office:value-type="float" office:value="2.01043333333333" calcext:value-type="float">
            <text:p>2.01043</text:p>
          </table:table-cell>
          <table:table-cell office:value-type="float" office:value="3.21424" calcext:value-type="float">
            <text:p>3.21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4802266666667" calcext:value-type="float">
            <text:p>2.74802</text:p>
          </table:table-cell>
          <table:table-cell office:value-type="float" office:value="2.15362266666667" calcext:value-type="float">
            <text:p>2.15362</text:p>
          </table:table-cell>
          <table:table-cell office:value-type="float" office:value="4.392672" calcext:value-type="float">
            <text:p>4.39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4238133333333" calcext:value-type="float">
            <text:p>2.74238</text:p>
          </table:table-cell>
          <table:table-cell office:value-type="float" office:value="2.15700666666667" calcext:value-type="float">
            <text:p>2.15701</text:p>
          </table:table-cell>
          <table:table-cell office:value-type="float" office:value="3.81464" calcext:value-type="float">
            <text:p>3.814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3629866666667" calcext:value-type="float">
            <text:p>2.7363</text:p>
          </table:table-cell>
          <table:table-cell office:value-type="float" office:value="2.02612933333333" calcext:value-type="float">
            <text:p>2.02613</text:p>
          </table:table-cell>
          <table:table-cell office:value-type="float" office:value="3.166784" calcext:value-type="float">
            <text:p>3.166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3347733333333" calcext:value-type="float">
            <text:p>2.73348</text:p>
          </table:table-cell>
          <table:table-cell office:value-type="float" office:value="2.16899733333333" calcext:value-type="float">
            <text:p>2.169</text:p>
          </table:table-cell>
          <table:table-cell office:value-type="float" office:value="3.963392" calcext:value-type="float">
            <text:p>3.963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31124" calcext:value-type="float">
            <text:p>2.73112</text:p>
          </table:table-cell>
          <table:table-cell office:value-type="float" office:value="2.27885733333333" calcext:value-type="float">
            <text:p>2.27886</text:p>
          </table:table-cell>
          <table:table-cell office:value-type="float" office:value="4.05832" calcext:value-type="float">
            <text:p>4.05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2538266666667" calcext:value-type="float">
            <text:p>2.72538</text:p>
          </table:table-cell>
          <table:table-cell office:value-type="float" office:value="2.257276" calcext:value-type="float">
            <text:p>2.25728</text:p>
          </table:table-cell>
          <table:table-cell office:value-type="float" office:value="4.03616" calcext:value-type="float">
            <text:p>4.036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1348666666667" calcext:value-type="float">
            <text:p>2.71349</text:p>
          </table:table-cell>
          <table:table-cell office:value-type="float" office:value="2.056636" calcext:value-type="float">
            <text:p>2.05664</text:p>
          </table:table-cell>
          <table:table-cell office:value-type="float" office:value="3.721136" calcext:value-type="float">
            <text:p>3.721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0103466666667" calcext:value-type="float">
            <text:p>2.70103</text:p>
          </table:table-cell>
          <table:table-cell office:value-type="float" office:value="2.06739866666667" calcext:value-type="float">
            <text:p>2.0674</text:p>
          </table:table-cell>
          <table:table-cell office:value-type="float" office:value="3.877312" calcext:value-type="float">
            <text:p>3.877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984133333333" calcext:value-type="float">
            <text:p>2.69984</text:p>
          </table:table-cell>
          <table:table-cell office:value-type="float" office:value="2.073108" calcext:value-type="float">
            <text:p>2.07311</text:p>
          </table:table-cell>
          <table:table-cell office:value-type="float" office:value="3.195328" calcext:value-type="float">
            <text:p>3.19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7935466666667" calcext:value-type="float">
            <text:p>2.67935</text:p>
          </table:table-cell>
          <table:table-cell office:value-type="float" office:value="1.908864" calcext:value-type="float">
            <text:p>1.90886</text:p>
          </table:table-cell>
          <table:table-cell office:value-type="float" office:value="2.906048" calcext:value-type="float">
            <text:p>2.906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7481066666667" calcext:value-type="float">
            <text:p>2.67481</text:p>
          </table:table-cell>
          <table:table-cell office:value-type="float" office:value="1.879628" calcext:value-type="float">
            <text:p>1.87963</text:p>
          </table:table-cell>
          <table:table-cell office:value-type="float" office:value="2.953136" calcext:value-type="float">
            <text:p>2.95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97828" calcext:value-type="float">
            <text:p>2.79783</text:p>
          </table:table-cell>
          <table:table-cell office:value-type="float" office:value="2.25880533333333" calcext:value-type="float">
            <text:p>2.25881</text:p>
          </table:table-cell>
          <table:table-cell office:value-type="float" office:value="5.447952" calcext:value-type="float">
            <text:p>5.447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3507333333333" calcext:value-type="float">
            <text:p>2.73507</text:p>
          </table:table-cell>
          <table:table-cell office:value-type="float" office:value="2.17705333333333" calcext:value-type="float">
            <text:p>2.17705</text:p>
          </table:table-cell>
          <table:table-cell office:value-type="float" office:value="4.0196" calcext:value-type="float">
            <text:p>4.01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9205466666667" calcext:value-type="float">
            <text:p>2.79205</text:p>
          </table:table-cell>
          <table:table-cell office:value-type="float" office:value="2.14581333333333" calcext:value-type="float">
            <text:p>2.14581</text:p>
          </table:table-cell>
          <table:table-cell office:value-type="float" office:value="4.522496" calcext:value-type="float">
            <text:p>4.52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031866666667" calcext:value-type="float">
            <text:p>2.74032</text:p>
          </table:table-cell>
          <table:table-cell office:value-type="float" office:value="2.143672" calcext:value-type="float">
            <text:p>2.14367</text:p>
          </table:table-cell>
          <table:table-cell office:value-type="float" office:value="4.393776" calcext:value-type="float">
            <text:p>4.393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1679333333333" calcext:value-type="float">
            <text:p>2.71679</text:p>
          </table:table-cell>
          <table:table-cell office:value-type="float" office:value="2.08961333333333" calcext:value-type="float">
            <text:p>2.08961</text:p>
          </table:table-cell>
          <table:table-cell office:value-type="float" office:value="3.235424" calcext:value-type="float">
            <text:p>3.23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3748266666667" calcext:value-type="float">
            <text:p>2.83748</text:p>
          </table:table-cell>
          <table:table-cell office:value-type="float" office:value="2.05988933333333" calcext:value-type="float">
            <text:p>2.05989</text:p>
          </table:table-cell>
          <table:table-cell office:value-type="float" office:value="4.703968" calcext:value-type="float">
            <text:p>4.703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2748" calcext:value-type="float">
            <text:p>2.82748</text:p>
          </table:table-cell>
          <table:table-cell office:value-type="float" office:value="2.05545066666667" calcext:value-type="float">
            <text:p>2.05545</text:p>
          </table:table-cell>
          <table:table-cell office:value-type="float" office:value="5.589728" calcext:value-type="float">
            <text:p>5.58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9963733333333" calcext:value-type="float">
            <text:p>2.79964</text:p>
          </table:table-cell>
          <table:table-cell office:value-type="float" office:value="2.01327733333333" calcext:value-type="float">
            <text:p>2.01328</text:p>
          </table:table-cell>
          <table:table-cell office:value-type="float" office:value="4.282576" calcext:value-type="float">
            <text:p>4.282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591866666667" calcext:value-type="float">
            <text:p>2.78592</text:p>
          </table:table-cell>
          <table:table-cell office:value-type="float" office:value="1.992212" calcext:value-type="float">
            <text:p>1.99221</text:p>
          </table:table-cell>
          <table:table-cell office:value-type="float" office:value="4.073808" calcext:value-type="float">
            <text:p>4.073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8830933333333" calcext:value-type="float">
            <text:p>2.78831</text:p>
          </table:table-cell>
          <table:table-cell office:value-type="float" office:value="1.92167066666667" calcext:value-type="float">
            <text:p>1.92167</text:p>
          </table:table-cell>
          <table:table-cell office:value-type="float" office:value="3.448256" calcext:value-type="float">
            <text:p>3.448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5556533333333" calcext:value-type="float">
            <text:p>2.75557</text:p>
          </table:table-cell>
          <table:table-cell office:value-type="float" office:value="1.898796" calcext:value-type="float">
            <text:p>1.8988</text:p>
          </table:table-cell>
          <table:table-cell office:value-type="float" office:value="3.037744" calcext:value-type="float">
            <text:p>3.037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1406933333333" calcext:value-type="float">
            <text:p>2.81407</text:p>
          </table:table-cell>
          <table:table-cell office:value-type="float" office:value="1.87738266666667" calcext:value-type="float">
            <text:p>1.87738</text:p>
          </table:table-cell>
          <table:table-cell office:value-type="float" office:value="4.097248" calcext:value-type="float">
            <text:p>4.097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0281333333333" calcext:value-type="float">
            <text:p>2.80281</text:p>
          </table:table-cell>
          <table:table-cell office:value-type="float" office:value="1.86458133333333" calcext:value-type="float">
            <text:p>1.86458</text:p>
          </table:table-cell>
          <table:table-cell office:value-type="float" office:value="3.440544" calcext:value-type="float">
            <text:p>3.440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044533333333" calcext:value-type="float">
            <text:p>2.79045</text:p>
          </table:table-cell>
          <table:table-cell office:value-type="float" office:value="1.819172" calcext:value-type="float">
            <text:p>1.81917</text:p>
          </table:table-cell>
          <table:table-cell office:value-type="float" office:value="3.787776" calcext:value-type="float">
            <text:p>3.78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949333333333" calcext:value-type="float">
            <text:p>2.75949</text:p>
          </table:table-cell>
          <table:table-cell office:value-type="float" office:value="1.68948533333333" calcext:value-type="float">
            <text:p>1.68949</text:p>
          </table:table-cell>
          <table:table-cell office:value-type="float" office:value="2.821632" calcext:value-type="float">
            <text:p>2.821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83303733333333" calcext:value-type="float">
            <text:p>2.83304</text:p>
          </table:table-cell>
          <table:table-cell office:value-type="float" office:value="2.08213866666667" calcext:value-type="float">
            <text:p>2.08214</text:p>
          </table:table-cell>
          <table:table-cell office:value-type="float" office:value="5.074608" calcext:value-type="float">
            <text:p>5.074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77107048888889" calcext:value-type="float">
            <text:p>2.77107</text:p>
          </table:table-cell>
          <table:table-cell table:formula="of:=AVERAGE([.BT1:.BT15])" office:value-type="float" office:value="2.0763032" calcext:value-type="float">
            <text:p>2.0763</text:p>
          </table:table-cell>
          <table:table-cell table:formula="of:=AVERAGE([.BU1:.BU15])" office:value-type="float" office:value="4.27922453333333" calcext:value-type="float">
            <text:p>4.27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3070933333333" calcext:value-type="float">
            <text:p>2.83071</text:p>
          </table:table-cell>
          <table:table-cell office:value-type="float" office:value="2.166568" calcext:value-type="float">
            <text:p>2.16657</text:p>
          </table:table-cell>
          <table:table-cell office:value-type="float" office:value="5.424944" calcext:value-type="float">
            <text:p>5.424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81642" calcext:value-type="float">
            <text:p>2.81642</text:p>
          </table:table-cell>
          <table:table-cell table:formula="of:=AVERAGE([.BT1:.BT5])" office:value-type="float" office:value="2.02464506666667" calcext:value-type="float">
            <text:p>2.02465</text:p>
          </table:table-cell>
          <table:table-cell table:formula="of:=AVERAGE([.BU1:.BU5])" office:value-type="float" office:value="4.7084896" calcext:value-type="float">
            <text:p>4.70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82605733333333" calcext:value-type="float">
            <text:p>2.82606</text:p>
          </table:table-cell>
          <table:table-cell office:value-type="float" office:value="1.96245866666667" calcext:value-type="float">
            <text:p>1.96246</text:p>
          </table:table-cell>
          <table:table-cell office:value-type="float" office:value="4.350464" calcext:value-type="float">
            <text:p>4.350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9973066666667" calcext:value-type="float">
            <text:p>2.79973</text:p>
          </table:table-cell>
          <table:table-cell office:value-type="float" office:value="1.97966666666667" calcext:value-type="float">
            <text:p>1.97967</text:p>
          </table:table-cell>
          <table:table-cell office:value-type="float" office:value="4.736672" calcext:value-type="float">
            <text:p>4.736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256533333333" calcext:value-type="float">
            <text:p>2.79257</text:p>
          </table:table-cell>
          <table:table-cell office:value-type="float" office:value="1.93239333333333" calcext:value-type="float">
            <text:p>1.93239</text:p>
          </table:table-cell>
          <table:table-cell office:value-type="float" office:value="3.95576" calcext:value-type="float">
            <text:p>3.955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791572" calcext:value-type="float">
            <text:p>2.79157</text:p>
          </table:table-cell>
          <table:table-cell office:value-type="float" office:value="2.13487066666667" calcext:value-type="float">
            <text:p>2.13487</text:p>
          </table:table-cell>
          <table:table-cell office:value-type="float" office:value="4.480208" calcext:value-type="float">
            <text:p>4.480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8184" calcext:value-type="float">
            <text:p>2.78184</text:p>
          </table:table-cell>
          <table:table-cell office:value-type="float" office:value="2.209292" calcext:value-type="float">
            <text:p>2.20929</text:p>
          </table:table-cell>
          <table:table-cell office:value-type="float" office:value="5.038624" calcext:value-type="float">
            <text:p>5.038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80844" calcext:value-type="float">
            <text:p>2.78084</text:p>
          </table:table-cell>
          <table:table-cell office:value-type="float" office:value="1.88826666666667" calcext:value-type="float">
            <text:p>1.88827</text:p>
          </table:table-cell>
          <table:table-cell office:value-type="float" office:value="4.065168" calcext:value-type="float">
            <text:p>4.06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931333333333" calcext:value-type="float">
            <text:p>2.76931</text:p>
          </table:table-cell>
          <table:table-cell office:value-type="float" office:value="2.245624" calcext:value-type="float">
            <text:p>2.24562</text:p>
          </table:table-cell>
          <table:table-cell office:value-type="float" office:value="5.06072" calcext:value-type="float">
            <text:p>5.060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63484" calcext:value-type="float">
            <text:p>2.76348</text:p>
          </table:table-cell>
          <table:table-cell office:value-type="float" office:value="2.13735733333333" calcext:value-type="float">
            <text:p>2.13736</text:p>
          </table:table-cell>
          <table:table-cell office:value-type="float" office:value="4.356432" calcext:value-type="float">
            <text:p>4.35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4238133333333" calcext:value-type="float">
            <text:p>2.74238</text:p>
          </table:table-cell>
          <table:table-cell office:value-type="float" office:value="2.15700666666667" calcext:value-type="float">
            <text:p>2.15701</text:p>
          </table:table-cell>
          <table:table-cell office:value-type="float" office:value="3.81464" calcext:value-type="float">
            <text:p>3.814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3629866666667" calcext:value-type="float">
            <text:p>2.7363</text:p>
          </table:table-cell>
          <table:table-cell office:value-type="float" office:value="2.02612933333333" calcext:value-type="float">
            <text:p>2.02613</text:p>
          </table:table-cell>
          <table:table-cell office:value-type="float" office:value="3.166784" calcext:value-type="float">
            <text:p>3.166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2538266666667" calcext:value-type="float">
            <text:p>2.72538</text:p>
          </table:table-cell>
          <table:table-cell office:value-type="float" office:value="2.257276" calcext:value-type="float">
            <text:p>2.25728</text:p>
          </table:table-cell>
          <table:table-cell office:value-type="float" office:value="4.03616" calcext:value-type="float">
            <text:p>4.036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1348666666667" calcext:value-type="float">
            <text:p>2.71349</text:p>
          </table:table-cell>
          <table:table-cell office:value-type="float" office:value="2.056636" calcext:value-type="float">
            <text:p>2.05664</text:p>
          </table:table-cell>
          <table:table-cell office:value-type="float" office:value="3.721136" calcext:value-type="float">
            <text:p>3.721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7935466666667" calcext:value-type="float">
            <text:p>2.67935</text:p>
          </table:table-cell>
          <table:table-cell office:value-type="float" office:value="1.908864" calcext:value-type="float">
            <text:p>1.90886</text:p>
          </table:table-cell>
          <table:table-cell office:value-type="float" office:value="2.906048" calcext:value-type="float">
            <text:p>2.906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3209466666667" calcext:value-type="float">
            <text:p>2.83209</text:p>
          </table:table-cell>
          <table:table-cell office:value-type="float" office:value="2.15688933333333" calcext:value-type="float">
            <text:p>2.15689</text:p>
          </table:table-cell>
          <table:table-cell office:value-type="float" office:value="5.3852" calcext:value-type="float">
            <text:p>5.38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77172106666667" calcext:value-type="float">
            <text:p>2.77172</text:p>
          </table:table-cell>
          <table:table-cell table:formula="of:=AVERAGE([.BT16:.BT30])" office:value-type="float" office:value="2.07671591111111" calcext:value-type="float">
            <text:p>2.07672</text:p>
          </table:table-cell>
          <table:table-cell table:formula="of:=AVERAGE([.BU16:.BU30])" office:value-type="float" office:value="4.28622826666667" calcext:value-type="float">
            <text:p>4.28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30012" calcext:value-type="float">
            <text:p>2.83001</text:p>
          </table:table-cell>
          <table:table-cell office:value-type="float" office:value="2.03893066666667" calcext:value-type="float">
            <text:p>2.03893</text:p>
          </table:table-cell>
          <table:table-cell office:value-type="float" office:value="5.056208" calcext:value-type="float">
            <text:p>5.05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81919546666667" calcext:value-type="float">
            <text:p>2.8192</text:p>
          </table:table-cell>
          <table:table-cell table:formula="of:=AVERAGE([.BT16:.BT20])" office:value-type="float" office:value="2.0092744" calcext:value-type="float">
            <text:p>2.00927</text:p>
          </table:table-cell>
          <table:table-cell table:formula="of:=AVERAGE([.BU16:.BU20])" office:value-type="float" office:value="4.6759296" calcext:value-type="float">
            <text:p>4.6759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6132" calcext:value-type="float">
            <text:p>2.82613</text:p>
          </table:table-cell>
          <table:table-cell office:value-type="float" office:value="1.95015733333333" calcext:value-type="float">
            <text:p>1.95016</text:p>
          </table:table-cell>
          <table:table-cell office:value-type="float" office:value="4.348064" calcext:value-type="float">
            <text:p>4.348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80796266666667" calcext:value-type="float">
            <text:p>2.80796</text:p>
          </table:table-cell>
          <table:table-cell office:value-type="float" office:value="1.91987466666667" calcext:value-type="float">
            <text:p>1.91987</text:p>
          </table:table-cell>
          <table:table-cell office:value-type="float" office:value="3.967408" calcext:value-type="float">
            <text:p>3.967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99776" calcext:value-type="float">
            <text:p>2.79978</text:p>
          </table:table-cell>
          <table:table-cell office:value-type="float" office:value="1.98052" calcext:value-type="float">
            <text:p>1.98052</text:p>
          </table:table-cell>
          <table:table-cell office:value-type="float" office:value="4.622768" calcext:value-type="float">
            <text:p>4.622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604666666667" calcext:value-type="float">
            <text:p>2.78605</text:p>
          </table:table-cell>
          <table:table-cell office:value-type="float" office:value="2.173808" calcext:value-type="float">
            <text:p>2.17381</text:p>
          </table:table-cell>
          <table:table-cell office:value-type="float" office:value="4.497776" calcext:value-type="float">
            <text:p>4.49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0352" calcext:value-type="float">
            <text:p>2.78035</text:p>
          </table:table-cell>
          <table:table-cell office:value-type="float" office:value="2.22572666666667" calcext:value-type="float">
            <text:p>2.22573</text:p>
          </table:table-cell>
          <table:table-cell office:value-type="float" office:value="5.015872" calcext:value-type="float">
            <text:p>5.015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7175866666667" calcext:value-type="float">
            <text:p>2.77176</text:p>
          </table:table-cell>
          <table:table-cell office:value-type="float" office:value="2.29446133333333" calcext:value-type="float">
            <text:p>2.29446</text:p>
          </table:table-cell>
          <table:table-cell office:value-type="float" office:value="5.051504" calcext:value-type="float">
            <text:p>5.05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68144" calcext:value-type="float">
            <text:p>2.76814</text:p>
          </table:table-cell>
          <table:table-cell office:value-type="float" office:value="2.15269733333333" calcext:value-type="float">
            <text:p>2.1527</text:p>
          </table:table-cell>
          <table:table-cell office:value-type="float" office:value="4.417952" calcext:value-type="float">
            <text:p>4.417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76239733333333" calcext:value-type="float">
            <text:p>2.7624</text:p>
          </table:table-cell>
          <table:table-cell office:value-type="float" office:value="1.89161466666667" calcext:value-type="float">
            <text:p>1.89161</text:p>
          </table:table-cell>
          <table:table-cell office:value-type="float" office:value="4.09112" calcext:value-type="float">
            <text:p>4.091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5284" calcext:value-type="float">
            <text:p>2.75284</text:p>
          </table:table-cell>
          <table:table-cell office:value-type="float" office:value="2.12974133333333" calcext:value-type="float">
            <text:p>2.12974</text:p>
          </table:table-cell>
          <table:table-cell office:value-type="float" office:value="3.736544" calcext:value-type="float">
            <text:p>3.736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5133066666667" calcext:value-type="float">
            <text:p>2.75133</text:p>
          </table:table-cell>
          <table:table-cell office:value-type="float" office:value="2.01043333333333" calcext:value-type="float">
            <text:p>2.01043</text:p>
          </table:table-cell>
          <table:table-cell office:value-type="float" office:value="3.21424" calcext:value-type="float">
            <text:p>3.21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31124" calcext:value-type="float">
            <text:p>2.73112</text:p>
          </table:table-cell>
          <table:table-cell office:value-type="float" office:value="2.27885733333333" calcext:value-type="float">
            <text:p>2.27886</text:p>
          </table:table-cell>
          <table:table-cell office:value-type="float" office:value="4.05832" calcext:value-type="float">
            <text:p>4.05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0103466666667" calcext:value-type="float">
            <text:p>2.70103</text:p>
          </table:table-cell>
          <table:table-cell office:value-type="float" office:value="2.06739866666667" calcext:value-type="float">
            <text:p>2.0674</text:p>
          </table:table-cell>
          <table:table-cell office:value-type="float" office:value="3.877312" calcext:value-type="float">
            <text:p>3.877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7481066666667" calcext:value-type="float">
            <text:p>2.67481</text:p>
          </table:table-cell>
          <table:table-cell office:value-type="float" office:value="1.879628" calcext:value-type="float">
            <text:p>1.87963</text:p>
          </table:table-cell>
          <table:table-cell office:value-type="float" office:value="2.953136" calcext:value-type="float">
            <text:p>2.95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3234133333333" calcext:value-type="float">
            <text:p>2.83234</text:p>
          </table:table-cell>
          <table:table-cell office:value-type="float" office:value="2.02849466666667" calcext:value-type="float">
            <text:p>2.02849</text:p>
          </table:table-cell>
          <table:table-cell office:value-type="float" office:value="4.66928" calcext:value-type="float">
            <text:p>4.669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78050524444444" calcext:value-type="float">
            <text:p>2.78051</text:p>
          </table:table-cell>
          <table:table-cell table:formula="of:=AVERAGE([.BT31:.BT45])" office:value-type="float" office:value="1.99608044444444" calcext:value-type="float">
            <text:p>1.99608</text:p>
          </table:table-cell>
          <table:table-cell table:formula="of:=AVERAGE([.BU31:.BU45])" office:value-type="float" office:value="4.0372096" calcext:value-type="float">
            <text:p>4.037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24628" calcext:value-type="float">
            <text:p>2.82463</text:p>
          </table:table-cell>
          <table:table-cell office:value-type="float" office:value="1.871528" calcext:value-type="float">
            <text:p>1.87153</text:p>
          </table:table-cell>
          <table:table-cell office:value-type="float" office:value="4.012064" calcext:value-type="float">
            <text:p>4.012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81357226666667" calcext:value-type="float">
            <text:p>2.81357</text:p>
          </table:table-cell>
          <table:table-cell table:formula="of:=AVERAGE([.BT31:.BT35])" office:value-type="float" office:value="2.02313306666667" calcext:value-type="float">
            <text:p>2.02313</text:p>
          </table:table-cell>
          <table:table-cell table:formula="of:=AVERAGE([.BU31:.BU35])" office:value-type="float" office:value="4.5747808" calcext:value-type="float">
            <text:p>4.57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1561866666667" calcext:value-type="float">
            <text:p>2.81562</text:p>
          </table:table-cell>
          <table:table-cell office:value-type="float" office:value="2.07705466666667" calcext:value-type="float">
            <text:p>2.07705</text:p>
          </table:table-cell>
          <table:table-cell office:value-type="float" office:value="5.386528" calcext:value-type="float">
            <text:p>5.386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9937066666667" calcext:value-type="float">
            <text:p>2.79937</text:p>
          </table:table-cell>
          <table:table-cell office:value-type="float" office:value="1.98413733333333" calcext:value-type="float">
            <text:p>1.98414</text:p>
          </table:table-cell>
          <table:table-cell office:value-type="float" office:value="4.213552" calcext:value-type="float">
            <text:p>4.213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590266666667" calcext:value-type="float">
            <text:p>2.7959</text:p>
          </table:table-cell>
          <table:table-cell office:value-type="float" office:value="2.15445066666667" calcext:value-type="float">
            <text:p>2.15445</text:p>
          </table:table-cell>
          <table:table-cell office:value-type="float" office:value="4.59248" calcext:value-type="float">
            <text:p>4.59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92092" calcext:value-type="float">
            <text:p>2.79209</text:p>
          </table:table-cell>
          <table:table-cell office:value-type="float" office:value="1.83999866666667" calcext:value-type="float">
            <text:p>1.84</text:p>
          </table:table-cell>
          <table:table-cell office:value-type="float" office:value="3.798144" calcext:value-type="float">
            <text:p>3.798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5716" calcext:value-type="float">
            <text:p>2.78572</text:p>
          </table:table-cell>
          <table:table-cell office:value-type="float" office:value="2.280792" calcext:value-type="float">
            <text:p>2.28079</text:p>
          </table:table-cell>
          <table:table-cell office:value-type="float" office:value="5.444416" calcext:value-type="float">
            <text:p>5.444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478666666667" calcext:value-type="float">
            <text:p>2.78479</text:p>
          </table:table-cell>
          <table:table-cell office:value-type="float" office:value="1.93525866666667" calcext:value-type="float">
            <text:p>1.93526</text:p>
          </table:table-cell>
          <table:table-cell office:value-type="float" office:value="3.391856" calcext:value-type="float">
            <text:p>3.391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4088" calcext:value-type="float">
            <text:p>2.78409</text:p>
          </table:table-cell>
          <table:table-cell office:value-type="float" office:value="1.86548666666667" calcext:value-type="float">
            <text:p>1.86549</text:p>
          </table:table-cell>
          <table:table-cell office:value-type="float" office:value="3.486304" calcext:value-type="float">
            <text:p>3.48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207733333333" calcext:value-type="float">
            <text:p>2.78208</text:p>
          </table:table-cell>
          <table:table-cell office:value-type="float" office:value="1.94663066666667" calcext:value-type="float">
            <text:p>1.94663</text:p>
          </table:table-cell>
          <table:table-cell office:value-type="float" office:value="4.164464" calcext:value-type="float">
            <text:p>4.164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7707733333333" calcext:value-type="float">
            <text:p>2.77708</text:p>
          </table:table-cell>
          <table:table-cell office:value-type="float" office:value="1.65576533333333" calcext:value-type="float">
            <text:p>1.65577</text:p>
          </table:table-cell>
          <table:table-cell office:value-type="float" office:value="2.761216" calcext:value-type="float">
            <text:p>2.761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253866666667" calcext:value-type="float">
            <text:p>2.75254</text:p>
          </table:table-cell>
          <table:table-cell office:value-type="float" office:value="1.90588133333333" calcext:value-type="float">
            <text:p>1.90588</text:p>
          </table:table-cell>
          <table:table-cell office:value-type="float" office:value="3.086448" calcext:value-type="float">
            <text:p>3.08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4802266666667" calcext:value-type="float">
            <text:p>2.74802</text:p>
          </table:table-cell>
          <table:table-cell office:value-type="float" office:value="2.15362266666667" calcext:value-type="float">
            <text:p>2.15362</text:p>
          </table:table-cell>
          <table:table-cell office:value-type="float" office:value="4.392672" calcext:value-type="float">
            <text:p>4.39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3347733333333" calcext:value-type="float">
            <text:p>2.73348</text:p>
          </table:table-cell>
          <table:table-cell office:value-type="float" office:value="2.16899733333333" calcext:value-type="float">
            <text:p>2.169</text:p>
          </table:table-cell>
          <table:table-cell office:value-type="float" office:value="3.963392" calcext:value-type="float">
            <text:p>3.963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984133333333" calcext:value-type="float">
            <text:p>2.69984</text:p>
          </table:table-cell>
          <table:table-cell office:value-type="float" office:value="2.073108" calcext:value-type="float">
            <text:p>2.07311</text:p>
          </table:table-cell>
          <table:table-cell office:value-type="float" office:value="3.195328" calcext:value-type="float">
            <text:p>3.19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97828" calcext:value-type="float">
            <text:p>2.79783</text:p>
          </table:table-cell>
          <table:table-cell office:value-type="float" office:value="2.25880533333333" calcext:value-type="float">
            <text:p>2.25881</text:p>
          </table:table-cell>
          <table:table-cell office:value-type="float" office:value="5.447952" calcext:value-type="float">
            <text:p>5.447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78288551111111" calcext:value-type="float">
            <text:p>2.78289</text:p>
          </table:table-cell>
          <table:table-cell table:formula="of:=AVERAGE([.BT46:.BT60])" office:value-type="float" office:value="2.00045831111111" calcext:value-type="float">
            <text:p>2.00046</text:p>
          </table:table-cell>
          <table:table-cell table:formula="of:=AVERAGE([.BU46:.BU60])" office:value-type="float" office:value="4.06016853333333" calcext:value-type="float">
            <text:p>4.0601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3507333333333" calcext:value-type="float">
            <text:p>2.73507</text:p>
          </table:table-cell>
          <table:table-cell office:value-type="float" office:value="2.17705333333333" calcext:value-type="float">
            <text:p>2.17705</text:p>
          </table:table-cell>
          <table:table-cell office:value-type="float" office:value="4.0196" calcext:value-type="float">
            <text:p>4.01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7564136" calcext:value-type="float">
            <text:p>2.75641</text:p>
          </table:table-cell>
          <table:table-cell table:formula="of:=AVERAGE([.BT46:.BT50])" office:value-type="float" office:value="2.16299146666667" calcext:value-type="float">
            <text:p>2.16299</text:p>
          </table:table-cell>
          <table:table-cell table:formula="of:=AVERAGE([.BU46:.BU50])" office:value-type="float" office:value="4.3238496" calcext:value-type="float">
            <text:p>4.3238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9205466666667" calcext:value-type="float">
            <text:p>2.79205</text:p>
          </table:table-cell>
          <table:table-cell office:value-type="float" office:value="2.14581333333333" calcext:value-type="float">
            <text:p>2.14581</text:p>
          </table:table-cell>
          <table:table-cell office:value-type="float" office:value="4.522496" calcext:value-type="float">
            <text:p>4.52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031866666667" calcext:value-type="float">
            <text:p>2.74032</text:p>
          </table:table-cell>
          <table:table-cell office:value-type="float" office:value="2.143672" calcext:value-type="float">
            <text:p>2.14367</text:p>
          </table:table-cell>
          <table:table-cell office:value-type="float" office:value="4.393776" calcext:value-type="float">
            <text:p>4.393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1679333333333" calcext:value-type="float">
            <text:p>2.71679</text:p>
          </table:table-cell>
          <table:table-cell office:value-type="float" office:value="2.08961333333333" calcext:value-type="float">
            <text:p>2.08961</text:p>
          </table:table-cell>
          <table:table-cell office:value-type="float" office:value="3.235424" calcext:value-type="float">
            <text:p>3.23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3748266666667" calcext:value-type="float">
            <text:p>2.83748</text:p>
          </table:table-cell>
          <table:table-cell office:value-type="float" office:value="2.05988933333333" calcext:value-type="float">
            <text:p>2.05989</text:p>
          </table:table-cell>
          <table:table-cell office:value-type="float" office:value="4.703968" calcext:value-type="float">
            <text:p>4.703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2748" calcext:value-type="float">
            <text:p>2.82748</text:p>
          </table:table-cell>
          <table:table-cell office:value-type="float" office:value="2.05545066666667" calcext:value-type="float">
            <text:p>2.05545</text:p>
          </table:table-cell>
          <table:table-cell office:value-type="float" office:value="5.589728" calcext:value-type="float">
            <text:p>5.58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9963733333333" calcext:value-type="float">
            <text:p>2.79964</text:p>
          </table:table-cell>
          <table:table-cell office:value-type="float" office:value="2.01327733333333" calcext:value-type="float">
            <text:p>2.01328</text:p>
          </table:table-cell>
          <table:table-cell office:value-type="float" office:value="4.282576" calcext:value-type="float">
            <text:p>4.282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591866666667" calcext:value-type="float">
            <text:p>2.78592</text:p>
          </table:table-cell>
          <table:table-cell office:value-type="float" office:value="1.992212" calcext:value-type="float">
            <text:p>1.99221</text:p>
          </table:table-cell>
          <table:table-cell office:value-type="float" office:value="4.073808" calcext:value-type="float">
            <text:p>4.073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8830933333333" calcext:value-type="float">
            <text:p>2.78831</text:p>
          </table:table-cell>
          <table:table-cell office:value-type="float" office:value="1.92167066666667" calcext:value-type="float">
            <text:p>1.92167</text:p>
          </table:table-cell>
          <table:table-cell office:value-type="float" office:value="3.448256" calcext:value-type="float">
            <text:p>3.448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5556533333333" calcext:value-type="float">
            <text:p>2.75557</text:p>
          </table:table-cell>
          <table:table-cell office:value-type="float" office:value="1.898796" calcext:value-type="float">
            <text:p>1.8988</text:p>
          </table:table-cell>
          <table:table-cell office:value-type="float" office:value="3.037744" calcext:value-type="float">
            <text:p>3.037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1406933333333" calcext:value-type="float">
            <text:p>2.81407</text:p>
          </table:table-cell>
          <table:table-cell office:value-type="float" office:value="1.87738266666667" calcext:value-type="float">
            <text:p>1.87738</text:p>
          </table:table-cell>
          <table:table-cell office:value-type="float" office:value="4.097248" calcext:value-type="float">
            <text:p>4.097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0281333333333" calcext:value-type="float">
            <text:p>2.80281</text:p>
          </table:table-cell>
          <table:table-cell office:value-type="float" office:value="1.86458133333333" calcext:value-type="float">
            <text:p>1.86458</text:p>
          </table:table-cell>
          <table:table-cell office:value-type="float" office:value="3.440544" calcext:value-type="float">
            <text:p>3.440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044533333333" calcext:value-type="float">
            <text:p>2.79045</text:p>
          </table:table-cell>
          <table:table-cell office:value-type="float" office:value="1.819172" calcext:value-type="float">
            <text:p>1.81917</text:p>
          </table:table-cell>
          <table:table-cell office:value-type="float" office:value="3.787776" calcext:value-type="float">
            <text:p>3.78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949333333333" calcext:value-type="float">
            <text:p>2.75949</text:p>
          </table:table-cell>
          <table:table-cell office:value-type="float" office:value="1.68948533333333" calcext:value-type="float">
            <text:p>1.68949</text:p>
          </table:table-cell>
          <table:table-cell office:value-type="float" office:value="2.821632" calcext:value-type="float">
            <text:p>2.821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3:38:41.812682152</dc:date>
    <meta:document-statistic meta:table-count="2" meta:cell-count="9024" meta:object-count="0"/>
    <meta:generator>LibreOffice/4.2.8.2$Linux_X86_64 LibreOffice_project/420m0$Build-2</meta:generator>
  </office:meta>
</office:document-meta>
</file>